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name="T1" style:family="text">
      <style:text-properties fo:font-style="italic" fo:font-weight="bold"/>
    </style:style>
    <style:style style:name="T2" style:family="text">
      <style:text-properties style:text-underline-type="single"/>
    </style:style>
    <style:style style:name="T3" style:family="text">
      <style:text-properties fo:font-weight="bold"/>
    </style:style>
    <style:style style:name="T4" style:family="text">
      <style:text-properties style:text-underline-type="single" fo:font-weight="bold"/>
    </style:style>
    <style:style style:name="T5" style:family="text">
      <style:text-properties fo:font-style="italic"/>
    </style:style>
    <style:style style:name="P2" style:family="paragraph" style:parent-style-name="Normal" style:list-style-name="L2">
      <style:paragraph-properties fo:text-indent="0.000000cm" fo:margin-left="0.508000cm"/>
    </style:style>
    <style:style style:name="P3" style:family="paragraph" style:parent-style-name="Normal" style:list-style-name="L3">
      <style:paragraph-properties fo:text-indent="0.000000cm" fo:margin-left="0.508000cm"/>
    </style:style>
    <style:style style:name="P4" style:family="paragraph" style:parent-style-name="Normal" style:list-style-name="L4">
      <style:paragraph-properties fo:text-indent="0.000000cm" fo:margin-left="0.508000cm"/>
    </style:style>
    <style:style style:name="P1" style:family="paragraph" style:parent-style-name="Normal" style:list-style-name="L1">
      <style:paragraph-properties fo:text-indent="0.000000cm" fo:margin-left="0.508000cm"/>
    </style:style>
    <text:list-style style:name="L1">
      <text:list-level-style-bullet text:level="1" text:bullet-char="•">
        <style:text-properties style:font-name="FreeSerif"/>
        <style:list-level-properties fo:text-indent="0.000000cm" text:space-before="0cm" text:min-label-width="0.762000cm" fo:margin-left="0.508000cm"/>
      </text:list-level-style-bullet>
    </text:list-style>
    <text:list-style style:name="L2">
      <text:list-level-style-bullet text:level="1" text:bullet-char="•">
        <style:text-properties style:font-name="FreeSerif"/>
        <style:list-level-properties fo:text-indent="0.000000cm" text:space-before="0cm" text:min-label-width="0.762000cm" fo:margin-left="0.508000cm"/>
      </text:list-level-style-bullet>
    </text:list-style>
    <text:list-style style:name="L3">
      <text:list-level-style-bullet text:level="1" text:bullet-char="•">
        <style:text-properties style:font-name="FreeSerif"/>
        <style:list-level-properties fo:text-indent="0.000000cm" text:space-before="0cm" text:min-label-width="0.762000cm" fo:margin-left="0.508000cm"/>
      </text:list-level-style-bullet>
    </text:list-style>
    <text:list-style style:name="L4">
      <text:list-level-style-bullet text:level="1" text:bullet-char="•">
        <style:text-properties style:font-name="FreeSerif"/>
        <style:list-level-properties fo:text-indent="0.000000cm" text:space-before="0cm" text:min-label-width="0.762000cm" fo:margin-left="0.508000cm"/>
      </text:list-level-style-bullet>
    </text:list-style>
  </office:automatic-styles>
  <office:body>
    <office:text>
      <text:list text:style-name="L1">
        <text:list-item>
          <text:p text:style-name="P1"><text:span text:style-name="T1"> INTRODUCCIÓN A LAS REDES LOCALES</text:span></text:p>
        </text:list-item>
        <text:list-item>
          <text:p text:style-name="P1"><text:line-break/></text:p>
        </text:list-item>
      </text:list>
      <text:p text:style-name="Normal"><text:span text:style-name="T2">1. ¿Qué es una red de área local?</text:span><text:line-break/><text:line-break/><text:span text:style-name="T3">Inserta una definición de red local</text:span><text:line-break/><text:line-break/>Es un conjunto de ordenadores conectados entre sí para comunicarse, compartir periféricos y archivos, dentro de un área o entorno pequeño, como un edificio, un complejo de edificio,etc.( maria del mar)<text:line-break/><text:line-break/><text:span text:style-name="T3">¿A qué distancia están entre sí los equipos terminales que conecta una red local?</text:span><text:line-break/>Su extensión está limitada físicamente a un edificio o a un entorno de 200 metros, con repetidores podria llegar a la distancia de un campo de 1 kilometro. (maria del mar)<text:line-break/><text:line-break/><text:line-break/><text:line-break/><text:span text:style-name="T3">¿Por qué se crearon inicialmente las redes locales?</text:span><text:line-break/><text:line-break/>Por el aumento de la demanda y utilización de computadoras en universidades y laboratorios de investigación en  la ultima decada (Mario)<text:line-break/><text:line-break/> para permitir la comunicación general entre usuarios de varias computadoras sea tanto desarrollos tecnológicos como la fusión de la infraestructura de la red ya existente y los sistemas de telecomunicaciones. <text:span text:style-name="T3">(katherine)</text:span><text:line-break/><text:line-break/><text:span text:style-name="T3">¿Qué papel desempeña el administrador de la red?</text:span><text:line-break/><text:line-break/>Los administradores de red son básicamente para mantener el hardware y software de la red.(Mario)<text:line-break/><text:line-break/>Los administradores de red son básicamente para mantener el hardware y software de la red.<text:line-break/><text:line-break/>Esto incluye el despliegue, mantenimiento y monitoreo del engranaje de la red: switches, routers, cortafuegos, etc. Las actividades de administración de una red por lo general incluyen la asignación de direcciones, asignación de protocolos de ruteo y configuración de tablas de ruteo así como, configuración de autenticación y autorización de los servicios.(richard)<text:line-break/><text:line-break/><text:line-break/><text:span text:style-name="T2">1.1. Beneficios de las redes locales</text:span><text:line-break/><text:line-break/><text:span text:style-name="T3">Inserta los principales beneficios de las redes locales y descríblelos brevemente:</text:span><text:line-break/><text:line-break/><text:span text:style-name="T1">Ventajas:</text:span> Una red local da la posibilidad de que los PC's compartan entre ellos programas, información, recursos entre otros. La máquina conectada (PC) cambian continuamente, así que permite que sea innovador este proceso y que se incremente sus recursos y capacidades. (Mario)<text:line-break/><text:line-break/></text:p>
      <text:list text:style-name="L2">
        <text:list-item>
          <text:p text:style-name="P2">Compartir programas y archivos.</text:p>
        </text:list-item>
        <text:list-item>
          <text:p text:style-name="P2">Compartir los recursos de la red.</text:p>
        </text:list-item>
        <text:list-item>
          <text:p text:style-name="P2">Mejoras de la organización de la empresa.</text:p>
        </text:list-item>
        <text:list-item>
          <text:p text:style-name="P2">Acceso a otros sistemas operativos.(Kenari)</text:p>
        </text:list-item>
      </text:list>
      <text:p text:style-name="Normal"><text:span text:style-name="T2">1.2. Características de las redes locales</text:span><text:line-break/><text:span text:style-name="T3">¿Qué tipo de cableado se suele utilizar?</text:span><text:line-break/><text:line-break/>Actualmente en el sector de las redes utilizan diversos tipos de cableado de red,  el cable coaxial es la forma de cableado preferida desde hace tiempo por  el simple hecho de que es barato y fácil de manejar (debido a su peso,  flexibilidad, etc.)<text:a xlink:href="http://www.google.com/imgres%3fimgurl=http%3a//upload.wikimedia.org/wikipedia/commons/thumb">http://www.google.com/imgres?imgurl=http://upload.wikimedia.org/wikipedia/commons/thumb</text:a><text:line-break/>La forma más simple, el cable de par trenzado consiste en dos hilos de  cobre trenzados dentro de un cordón y cubiertas por un aislante. <text:line-break/><text:a xlink:href="http://www.google.com/imgres?q=cable+par+trenzado%26um=1%26hl=en%26client=browser-ubuntu%26s">http://www.google.com/imgres?q=cable+par+trenzado&amp;um=1&amp;hl=en&amp;client=browser-ubuntu&amp;s</text:a><text:line-break/>El cable de fibra óptica tiene numerosas ventajas: <text:line-break/>Poco peso <text:line-break/><text:line-break/> Inmunidad al ruido,Baja atenuación y Soporta una transferencia de datos que ronda el orden de los 100 Mbps <text:line-break/><text:line-break/>    Ancho de banda que va desde decenas de Megahertz hasta varios Gigahertz (fibra monomodo)<text:a xlink:href="http://www.fabila.com/proyectos/ftth/imagenes/cable_fibra.jpg">http://www.fabila.com/proyectos/ftth/imagenes/cable_fibra.jpg</text:a> (Mario)<text:line-break/>    <text:line-break/></text:p>
      <text:list text:style-name="L3">
        <text:list-item>
          <text:p text:style-name="P3">Poco peso </text:p>
        </text:list-item>
        <text:list-item>
          <text:p text:style-name="P3">Inmunidad al ruido </text:p>
        </text:list-item>
        <text:list-item>
          <text:p text:style-name="P3">Baja atenuación </text:p>
        </text:list-item>
        <text:list-item>
          <text:p text:style-name="P3">Soporta una transferencia de datos que ronda el orden de los 100 Mbps </text:p>
        </text:list-item>
        <text:list-item>
          <text:p text:style-name="P3">Ancho de banda que va desde decenas de Megahertz hasta varios Gigahertz (fibra monomodo) <text:a xlink:href="http://www.fabila.com/noticia.asp?id=670">http://www.fabila.com/noticia.asp?id=670</text:a>  (Mario)</text:p>
        </text:list-item>
      </text:list>
      <text:p text:style-name="Normal"><text:span text:style-name="T3">¿Cuál es la velocidad máxima y mínima de transmisión que se suele utilizar en una red local?</text:span><text:line-break/><text:line-break/><text:span text:style-name="T3">La  velocidad minima y maxima de transmisiòn que se suele utilizar esta entre 10mbps y 100mbps(andres)  </text:span><text:line-break/><text:line-break/><text:span text:style-name="T3">¿Cuál es la distancia máxima típica de los cables que se utilizan?</text:span><text:line-break/><text:line-break/>La distancia maxima tipica de los cables que se utilizan es de 100 M (andres)segun la norma (Mario)<text:line-break/><text:line-break/><text:span text:style-name="T2">2. Componentes básicos de una red local</text:span><text:line-break/><text:line-break/><text:span text:style-name="T2">2.1. Equipos terminales</text:span><text:line-break/><text:line-break/><text:span text:style-name="T3">En una red de datos ¿Qué son los equipos terminales de datos (ETD)?</text:span><text:line-break/>Estos equipos consisten en instrumentos digitales que convierten la información delusuario en señales de datos para su transmisión, o reconvierte las señales de datos recibidasen información de usuario.(Mario)<text:line-break/>Un <text:span text:style-name="T3">equipo terminal de datos</text:span> o <text:span text:style-name="T3">ETD</text:span> es aquel componente de un circuito de datos que hace de fuente o destino de la información. Puede ser un terminal, una impresora o también una computadora.  La característica definitoria de un ETD no es la eficiencia ni la  potencia de cálculo, sino la función que realiza: ser origen o destino  en una comunicación. Un ETD fuente por lo general contiene la información almacenada en un dispositivo de memoria principal permanente, el ETD destino es aquel que recibe una información o datos de manera  directa o indirecta, sin alterar el contenido de la información durante  el total del proceso.<text:line-break/>(Katia)<text:line-break/><text:line-break/><text:span text:style-name="T3">Los equipos terminales son conocidos también como hosts. Nombra diferentes tipos de hosts:</text:span><text:line-break/><text:line-break/><text:span text:style-name="T3"> Este archivo es tradicionalmente llamado "huésped" y su ubicación depende del sistema operativo. El  hosts de un ordenador es usado por el sistema operativo para guardar la correspondencia entre dominios de Internet y direcciones IP.</text:span>Un host de tipo En curso puede alojar cualquiera de los controladores de recepción excepto SOAP y HTTP:<text:line-break/><text:line-break/>    Archivo<text:line-break/>    FTP<text:line-break/>    MQSeries<text:line-break/>    MSMQ<text:line-break/>    POP3<text:line-break/>    SQL<text:line-break/>    WSS (miguel)<text:line-break/><text:line-break/><text:line-break/><text:span text:style-name="T2">2.2. Servicios y protocolos</text:span><text:line-break/><text:line-break/><text:span text:style-name="T3">Dentro del ámbito de las redes, define servicio y protocolo</text:span><text:line-break/>(ChristianJ):<text:line-break/><text:line-break/>Protocolo:<text:line-break/>Es el sistema, reglas y conjunto de normas que establece, gobierna  y permite la comunicación entre dispositivos informáticos (la  transferencia de datos)<text:line-break/>Servicio:<text:line-break/>Es una tecnología que utiliza un conjunto de protocolos que sirven para intercambiar datos entre aplicaciones.<text:line-break/>(richard)<text:line-break/><text:span text:style-name="T3">Nombra y describe brevemente algunos servicios de red</text:span><text:line-break/><text:line-break/>Servicio de directorio:es una aplicación o un conjunto de aplicaciones que almacena y organiza la información sobre los usuarios de una red de ordenadores, sobre recursos de red, y permite a los administradores gestionar el acceso de usuarios a los recursos sobre dicha red.<text:line-break/><text:line-break/>Correo electrónico: es un servicio de red que permite a los usuarios enviar y recibir mensajes y archivos rápidamente mediante sistemas de comunicación electrónicos<text:line-break/><text:line-break/>Impresión:Reproducción de un texto o una ilustración en una imprenta. Proceso para la producción de textos e imágenes, típicamente con tinta sobre papel usando una prensa.(andrea)<text:line-break/><text:line-break/><text:span text:style-name="T3">Normalmente son los servidores los que proporcionan los servicios (de ahí su nombre) ¿Cuando podemos hablar de una arquitectura de red </text:span><text:span text:style-name="T4">cliente/servidor</text:span><text:span text:style-name="T3"> y cuando de una arquitectura de </text:span><text:span text:style-name="T4">igual a igual</text:span><text:span text:style-name="T3"> (P2P)?</text:span><text:line-break/><text:line-break/><text:line-break/><text:span text:style-name="T3">Da algún ejemplo de uso de protocolos en la vida real</text:span><text:line-break/><text:line-break/><text:line-break/><text:span text:style-name="T2">2.3. Medios de transmisión</text:span><text:line-break/><text:line-break/>Un medio de transmisión es el material a través del cual viajan los paquetes de datos que constituyen la información que circula por la red<text:line-break/><text:line-break/>Describe brevemente los siguientes materiales que se pueden utilizar como medios de transmisión e <text:span text:style-name="T3">inserta la dirección de Internet (URL) de una imagen en la que se muestre dicho material:</text:span><text:line-break/><text:line-break/><text:span text:style-name="T3">Cable telefónico </text:span><text:line-break/><text:line-break/><text:span text:style-name="T3">ChristianJ: Es importante señalar que todos los cables telefonicos tienen una cantidad de pares, los cuales están distribuidos en su interior en forma correlativa, cada par esta constituido por dos hilos los cuales tendrán que ser perfectamente identificados para su posterior unión. </text:span><text:a xlink:href="http://www.google.es/imgres%3fnum=10%26hl=en%26biw=1280%26bih=859%26tbm=isch%26tbnid=iapjkUrzP3qesM%3a%26imgrefurl=http%3a//store.pcimagine.com/bobina-de-cable-telefonico-cables-y-accesorios-para-telefono-c-62421_64522_63005.html%26docid=4bEDEpf3cTIFZM%26imgurl=http%3a//store.pcimagine.com/images/rt07.jpg%26w=250%26h=250%26ei=3iBTUJOIIcSq0AWfsoGoCw%26zoom=1%26iact=hc%26vpx=389%26vpy=158%26dur=1537%26hovh=200%26hovw=200%26tx=137%26ty=144%26sig=107064161569082619284%26page=1%26tbnh=157%26tbnw=195%26start=0%26ndsp=20%26ved=1t%3a429,r%3a1,s%3a0,i%3a76"><text:span text:style-name="T3">http://www.google.es/imgres?num=10&amp;hl=en&amp;biw=1280&amp;bih=859&amp;tbm=isch&amp;tbnid=iapjkUrzP3qesM:&amp;imgrefurl=http://store.pcimagine.com/bobina-de-cable-telefonico-cables-y-accesorios-para-telefono-c-62421_64522_63005.html&amp;docid=4bEDEpf3cTIFZM&amp;imgurl=http://store.pcimagine.com/images/rt07.jpg&amp;w=250&amp;h=250&amp;ei=3iBTUJOIIcSq0AWfsoGoCw&amp;zoom=1&amp;iact=hc&amp;vpx=389&amp;vpy=158&amp;dur=1537&amp;hovh=200&amp;hovw=200&amp;tx=137&amp;ty=144&amp;sig=107064161569082619284&amp;page=1&amp;tbnh=157&amp;tbnw=195&amp;start=0&amp;ndsp=20&amp;ved=1t:429,r:1,s:0,i:76</text:span></text:a><text:line-break/><text:line-break/><text:line-break/><text:span text:style-name="T3">Cable coaxial</text:span><text:line-break/><text:line-break/>Se utiliza para transportar señales eléctricas de alta frecuencia que posee 2 cables concéntricos, uno central, llamado vivo, encargado de llevar la información, y uno exterior de aspecto tubular, llamado malla, que sirve como referencia de tierra y retorno de las corrientes.<text:a xlink:href="http://www.bricopage.com/electricidad/imagenes/cablecoaxial2.gif">http://www.bricopage.com/electricidad/imagenes/cablecoaxial2.gif</text:a> (Kenari)<text:line-break/><text:line-break/><text:span text:style-name="T3">Cable UTP</text:span><text:line-break/><text:line-break/>UTP (Unshielded Twisted Pair, Par Trenzado Sin apantallar): Son cables de pares trenzados sin apantallar (Son más flexibles que los cables apantallados), se utilizan para diferentes tecnologías de red local. Su coste en comparación con otros cables de red es menor pero producen más errores que otros tipos de cable al no estar apantallados en caso de existir algún tipo de interferencia, además tienen limitaciones para trabajar a grandes distancias sin regeneración de la señal.<text:line-break/><text:a xlink:href="http://silverfenix7.files.wordpress.com/2010/03/487px-utp-cable-svg.png">http://silverfenix7.files.wordpress.com/2010/03/487px-utp-cable-svg.png</text:a><text:line-break/>(Emilio)<text:line-break/><text:span text:style-name="T3">Cable STP</text:span><text:line-break/>STP (Shielded Twisted Pair, Par Trenzado Apantallado):  Los cables (Par de cobre) están aislados dentro de una cubierta protectora, esta cubierta hace que el cable sea algo más rígido que el UTP. Se utiliza en redes de ordenadores como Ethernet o Token Ring. Es más caro que el cable UTP no apantallado.<text:a xlink:href="http://silverfenix7.files.wordpress.com/2010/03/487px-utp-cable-svg.png">http://silverfenix7.files.wordpress.com/2010/03/487px-utp-cable-svg.png</text:a><text:line-break/>(Emilio)<text:line-break/><text:span text:style-name="T3">Fibra óptica:</text:span><text:line-break/><text:line-break/>(ChristianJ):<text:span text:style-name="T3"> Tecnología que consiste un conducto generalmente de fibra de vidrio que transmite impulsos luminosos normalmente emitidos por un láser o LED. </text:span><text:a xlink:href="http://www.google.es/imgres%3fnum=10%26hl=en%26biw=1280%26bih=859%26tbm=isch%26tbnid=zeI43_BhY-lntM%3a%26imgrefurl=http%3a//www.pcactual.com/articulo/actualidad/noticias/10366/barcelona_tendra_cobertura_total_fibra_optica.html%26docid=qlt2b3Sk3o53HM%26imgurl=http%3a//www.pcactual.com/medio/2011/12/29/fibra_optica.jpg%26w=528%26h=306%26ei=EiFTUJvsDdS3hAfPiYGgAg%26zoom=1%26iact=hc%26vpx=948%26vpy=343%26dur=1019%26hovh=171%26hovw=295%26tx=171%26ty=127%26sig=107064161569082619284%26sqi=2%26page=1%26tbnh=145%26tbnw=190%26start=0%26ndsp=20%26ved=1t%3a429,r%3a9,s%3a0,i%3a98"><text:span text:style-name="T3">http://www.google.es/imgres?num=10&amp;hl=en&amp;biw=1280&amp;bih=859&amp;tbm=isch&amp;tbnid=zeI43_BhY-lntM:&amp;imgrefurl=http://www.pcactual.com/articulo/actualidad/noticias/10366/barcelona_tendra_cobertura_total_fibra_optica.html&amp;docid=qlt2b3Sk3o53HM&amp;imgurl=http://www.pcactual.com/medio/2011/12/29/fibra_optica.jpg&amp;w=528&amp;h=306&amp;ei=EiFTUJvsDdS3hAfPiYGgAg&amp;zoom=1&amp;iact=hc&amp;vpx=948&amp;vpy=343&amp;dur=1019&amp;hovh=171&amp;hovw=295&amp;tx=171&amp;ty=127&amp;sig=107064161569082619284&amp;sqi=2&amp;page=1&amp;tbnh=145&amp;tbnw=190&amp;start=0&amp;ndsp=20&amp;ved=1t:429,r:9,s:0,i:98</text:span></text:a><text:line-break/><text:line-break/><text:line-break/><text:line-break/>En la comunicación inalámbrica la información se envia a través del aire.<text:line-break/><text:line-break/>El conjunto de ondas que pueden enviarse a través del aire constituyen el espectro electromagnético. Qué frecuencia corresponde a cada uno de los siguientes elementos del espectro electromagnético:<text:line-break/><text:line-break/></text:p>
      <text:list text:style-name="L4">
        <text:list-item>
          <text:p text:style-name="P4"><text:span text:style-name="T3">Rayos gamma:frecuencias superiores a 10x19</text:span></text:p>
        </text:list-item>
        <text:list-item>
          <text:p text:style-name="P4"><text:span text:style-name="T3">Rayos X:de 30 a 3.000</text:span></text:p>
        </text:list-item>
        <text:list-item>
          <text:p text:style-name="P4"><text:span text:style-name="T3">Luz ultravioleta:400</text:span></text:p>
        </text:list-item>
        <text:list-item>
          <text:p text:style-name="P4"><text:span text:style-name="T3">Rayos infrarrojos:</text:span>  0,7 hasta los 1000 micr.</text:p>
        </text:list-item>
        <text:list-item>
          <text:p text:style-name="P4"><text:span text:style-name="T3">Ondas de radio:</text:span>3 kHz y unos 300 GHz</text:p>
        </text:list-item>
        <text:list-item>
          <text:p text:style-name="P4"><text:span text:style-name="T3">Microondas</text:span>300 MHz y 3 GHz,</text:p>
        </text:list-item>
      </text:list>
      <text:p text:style-name="Normal">(andrea)<text:line-break/><text:span text:style-name="T2">2.4. Elementos de conexión</text:span><text:line-break/><text:line-break/>Los elementos de conexión son los dispositivos físicos por los que realmente se realiza la conectividad por la red <text:line-break/><text:line-break/>Los más importantes son los siguientes:<text:line-break/><text:line-break/><text:span text:style-name="T2">Tarjetas de red</text:span><text:line-break/><text:line-break/><text:span text:style-name="T3">¿Con que otro nombre se le conoce?</text:span><text:line-break/><text:line-break/>se conoce tambien como direccion NIC (<text:span text:style-name="T5">network interface card</text:span>) (sergio)<text:line-break/><text:line-break/><text:line-break/><text:span text:style-name="T3">¿De qué se encarga?</text:span><text:line-break/><text:line-break/>De la comunicación con aparatos conectados entre si y también permite compartir recursos entre dos o más ordenadores(Alvaro)<text:line-break/><text:line-break/>Las tarjetas de red que se utilizan en las conexiones a redes con cable <text:span text:style-name="T3">¿Que tipo de conector incluyen (macho o hembra)?</text:span><text:line-break/><text:line-break/><text:line-break/><text:span text:style-name="T2">Conectores</text:span><text:line-break/><text:line-break/>Se definen como los elementos donde termina la conexión del cable. Dependiendo del cable que se utilice, los conectores serán diferentes.<text:line-break/><text:line-break/><text:span text:style-name="T3">¿Cuáles son los conectores más utilizados para los siguientes tipos de cables? Inserta una URL de una imagen de cada uno</text:span><text:line-break/><text:line-break/><text:span text:style-name="T3">Cable UTP y STP</text:span><text:line-break/><text:line-break/><text:a xlink:href="http://www.google.es/imgres%3fq=conectores+rj45%26um=1%26hl=es%26sa=N%26tbm=isch%26tbnid=z_sn9Dg7XpKPpM%3a%26imgrefurl=http%3a//norcable.es/tienda//-p-282.html%26docid=qYXcU9r25olIqM%26imgurl=http%3a//norcable.es/tienda/images/R045_big.jpg%26w=500%26h=400%26ei=1iFTULf1Laf80QXAm4EY%26zoom=1%26iact=hc%26vpx=409%26vpy=545%26dur=22%26hovh=201%26hovw=251%26tx=173%26ty=191%26sig=115018608258280248240%26page=1%26tbnh=142%26tbnw=227%26start=0%26ndsp=22%26ved=1t%3a429,r%3a18,s%3a0,i%3a144%26biw=1280%26bih=859"><text:span text:style-name="T3">http://www.google.es/imgres?q=conectores+rj45&amp;um=1&amp;hl=es&amp;sa=N&amp;tbm=isch&amp;tbnid=z_sn9Dg7XpKPpM:&amp;imgrefurl=http://norcable.es/tienda//-p-282.html&amp;docid=qYXcU9r25olIqM&amp;imgurl=http://norcable.es/tienda/images/R045_big.jpg&amp;w=500&amp;h=400&amp;ei=1iFTULf1Laf80QXAm4EY&amp;zoom=1&amp;iact=hc&amp;vpx=409&amp;vpy=545&amp;dur=22&amp;hovh=201&amp;hovw=251&amp;tx=173&amp;ty=191&amp;sig=115018608258280248240&amp;page=1&amp;tbnh=142&amp;tbnw=227&amp;start=0&amp;ndsp=22&amp;ved=1t:429,r:18,s:0,i:144&amp;biw=1280&amp;bih=859</text:span></text:a><text:span text:style-name="T3"> </text:span><text:line-break/><text:span text:style-name="T3">(Emilio) </text:span><text:line-break/>RJ45<text:line-break/><text:line-break/><text:span text:style-name="T3">Cable telefónico</text:span><text:line-break/><text:line-break/><text:span text:style-name="T3">Cable formado principalmente por dos alambres de  cobre que se encuentran aislados por una cubierta plástica y torcidos  uno contra el otro, por lo que también se les llama de par torcido  (twisted pair). Son sumamente económicos, flexibles y permiten manipular  una señal a una distancia máxima de 110 metros sin el uso de  amplificadores.</text:span><text:line-break/><text:line-break/><text:span text:style-name="T3"> </text:span><text:a xlink:href="http://gamacomputacion.com.ar/osc/images/14121171.jpg"><text:span text:style-name="T3">http://gamacomputacion.com.ar/osc/images/14121171.jpg</text:span></text:a><text:span text:style-name="T3"> </text:span><text:line-break/><text:line-break/><text:line-break/><text:span text:style-name="T3">Cables de tipo coaxial</text:span><text:line-break/><text:line-break/><text:a xlink:href="http://www.google.es/imgres%3fum=1%26hl=en%26biw=1280%26bih=859%26tbm=isch%26tbnid=Jx7BqwKxu0peTM%3a%26imgrefurl=http%3a//construiryadministrarredcb7716antonia.blogspot.com/2011/04/estructura-y-configuracion-de-medios-de.html%26docid=1qhINt0-Pfl_WM%26imgurl=http%3a//2.bp.blogspot.com/-6Mq3KkmjGj4/TZj7UQjdqMI/AAAAAAAAAEA/r88K96TlqUw/s1600/cables-coaxiales.jpg%26w=800%26h=670%26ei=KSJTULrVM6qX1AWm24FQ%26zoom=1%26iact=hc%26vpx=423%26vpy=157%26dur=3634%26hovh=205%26hovw=245%26tx=184%26ty=81%26sig=107064161569082619284%26page=1%26tbnh=161%26tbnw=192%26start=0%26ndsp=20%26ved=1t%3a429,r%3a1,s%3a0,i%3a73">http://www.google.es/imgres?um=1&amp;hl=en&amp;biw=1280&amp;bih=859&amp;tbm=isch&amp;tbnid=Jx7BqwKxu0peTM:&amp;imgrefurl=http://construiryadministrarredcb7716antonia.blogspot.com/2011/04/estructura-y-configuracion-de-medios-de.html&amp;docid=1qhINt0-Pfl_WM&amp;imgurl=http://2.bp.blogspot.com/-6Mq3KkmjGj4/TZj7UQjdqMI/AAAAAAAAAEA/r88K96TlqUw/s1600/cables-coaxiales.jpg&amp;w=800&amp;h=670&amp;ei=KSJTULrVM6qX1AWm24FQ&amp;zoom=1&amp;iact=hc&amp;vpx=423&amp;vpy=157&amp;dur=3634&amp;hovh=205&amp;hovw=245&amp;tx=184&amp;ty=81&amp;sig=107064161569082619284&amp;page=1&amp;tbnh=161&amp;tbnw=192&amp;start=0&amp;ndsp=20&amp;ved=1t:429,r:1,s:0,i:73</text:a><text:line-break/><text:line-break/><text:line-break/><text:span text:style-name="T3">Cables de fibra óptica</text:span><text:line-break/><text:line-break/><text:span text:style-name="T3"> </text:span><text:a xlink:href="http://blog.captalis.com/wp-content/uploads/2009/04/cables-de-distribucion-de-fibra-optica.jpg"><text:span text:style-name="T3">http://blog.captalis.com/wp-content/uploads/2009/04/cables-de-distribucion-de-fibra-optica.jpg</text:span></text:a><text:line-break/><text:line-break/><text:line-break/><text:span text:style-name="T2">Antenas</text:span><text:line-break/><text:line-break/>Se utilizan cuando se implementan redes inalámbricas. En este caso tanto las tarjetas de red como los elementos intermedios poseen antenas en lugar de conectores machos o hembras.<text:line-break/> <text:line-break/><text:span text:style-name="T3">¿Cuáles son las principales ventajas del uso de antenas</text:span><text:line-break/><text:line-break/><text:line-break/><text:span text:style-name="T3">¿Qué dos tipos básicos de antenas hay?¿En que se diferencian?</text:span><text:line-break/><text:line-break/><text:span text:style-name="T2">2.5. Equipos intermedios</text:span><text:line-break/><text:line-break/>Los equipos intermedios son nodos de una red local que aparecen colocados entro los equipos terminales. Las funciones principales de estos son:RepeticióEnrutamiento de paquetes entre redes distintas.Hacer de concentrador entre dispositivos de la red<text:line-break/><text:line-break/><text:span text:style-name="T3">Describe brevemente los siguientes equipos intermedios e inserta para cada uno una URL (dirección de internet) en la que se muestre una imagen del mismo.</text:span><text:line-break/><text:line-break/><text:span text:style-name="T3">Concentrador o hub</text:span><text:line-break/><text:line-break/>Un <text:span text:style-name="T3">concentrador</text:span> o <text:span text:style-name="T1">hub</text:span> es un dispositivo que permite centralizar el cableado de una red  y poder ampliarla. Esto significa que dicho dispositivo recibe una  señal y repite esta señal emitiéndola por sus diferentes puertos.(sergio)<text:line-break/><text:line-break/><text:span text:style-name="T3">Puente o bridge</text:span><text:line-break/><text:line-break/>un <text:span text:style-name="T3">puente de red</text:span> o <text:span text:style-name="T3">bridge</text:span> es un dispositivo de interconexión de redes de ordenadores que opera en la capa 2 del modelo OSI. Este interconecta segmentos de red. haciendo la transferencia de datos de una red hacia otra con base en la dirección física de destino de cada paquete (sergio)<text:line-break/><text:line-break/><text:span text:style-name="T3">Conmutador o switch</text:span><text:line-break/><text:line-break/><text:span text:style-name="T3">Un switch o conmutador es un dispositivo de interconexión de redes informáticas. </text:span> En computación y en informática  de redes, un switch es el dispositivo analógico que permite  interconectar redes operando en la capa 2 o de nivel de enlace de datos<text:line-break/><text:a xlink:href="http://www.definicionabc.com/wp-content/uploads/switch.jpg">http://www.definicionabc.com/wp-content/uploads/switch.jpg</text:a><text:line-break/>(Katia)<text:line-break/><text:line-break/><text:span text:style-name="T3">Enrutador o router</text:span><text:line-break/><text:line-break/>Es un dispositivo que proporciona conectividad a nivel de red Su función principal consiste en enviar o encaminar paquetes de datos de una red a otra, es decir, interconectar subredes, entendiendo por subred un conjunto de máquinas IP que se pueden comunicar sin la intervención de un router, y que por tanto tienen prefijos de red distintos.(andrea)<text:line-break/><text:line-break/><text:span text:style-name="T3">Cortafuegos o firewall</text:span><text:line-break/><text:line-break/>Un <text:span text:style-name="T3">cortafuegos</text:span> es una parte de un sistema o una red que está diseñada para bloquear el  acceso no autorizado, permitiendo al mismo tiempo comunicaciones  autorizadas.<text:line-break/><text:a xlink:href="http://www.iranon.com/fiscal/faqimg/firew03.jpg">http://www.iranon.com/fiscal/faqimg/firew03.jpg</text:a><text:line-break/>(Katia)<text:line-break/><text:line-break/><text:span text:style-name="T3">Modem</text:span><text:line-break/><text:line-break/>es un dispositivo que sirve para enviar una señal llamada <text:span text:style-name="T5">moduladora</text:span> mediante otra señal llamada <text:span text:style-name="T5">portadora</text:span>. Se han usado módems desde los años 60,  principalmente debido a que la transmisión directa de las señales  electrónicas inteligibles, a largas distancias, no es eficiente, por  ejemplo, para transmitir señales de audio por el aire, se requerirían  antenas de gran tamaño para su correcta recepción. Es habitual encontrar en muchos módems de  red conmutada la facilidad de respuesta y marcación automática, que les  permiten conectarse cuando reciben una llamada de la RTPC (sergio)<text:line-break/><text:line-break/><text:span text:style-name="T3">Cablemodem</text:span><text:line-break/><text:line-break/>Un <text:span text:style-name="T3">cablemódem</text:span> o <text:span text:style-name="T3">cable módem</text:span> es un tipo especial de módem diseñado para modular la señal de datos sobre una infraestructura de televisión por cable. El término <text:span text:style-name="T5">Internet por cable</text:span> se refiere a la distribución de un servicio de conectividad a Internet sobre esta infraestructura de telecomunicaciones. (sergio)<text:line-break/><text:line-break/></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meta:generator>
  </office:meta>
</office:document-meta>
</file>